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29.25pt" style:use-optimal-row-height="true" fo:break-before="auto"/>
    </style:style>
    <style:style style:name="ro1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oo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oo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Projekt interfejsu modułu zgodny z architekturą, Struktura danych we-wy, nano prezentacja, wybór bibliotek realizujących główne zadania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2-3 dni</text:p>
          </table:table-cell>
          <table:table-cell office:value-type="string" table:style-name="ce13">
            <text:p>Teoretyczne opracowanie przydzielonych zagadnień. Przygotowanie prezentacji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2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<text:s/>6 godz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Implementacja algorytmu wykrywającego zbyt krótkie odległości pomiędzy załamkami R w środowisku Matlab.</text:p>
          </table:table-cell>
          <table:table-cell office:value-type="string" table:style-name="ce14">
            <text:p>4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Implementacja algorytmu wykrywającego zbyt długie odległości pomiędzy załamkami R w środowisku Matlab.</text:p>
          </table:table-cell>
          <table:table-cell office:value-type="string" table:style-name="ce19">
            <text:p>4h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1048492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ll Latitude E6540</meta:initial-creator>
    <dc:creator>user</dc:creator>
    <meta:creation-date>2014-11-04T22:12:00Z</meta:creation-date>
    <dc:date>2014-12-05T12:03:08Z</dc:date>
    <meta:editing-cycles>10</meta:editing-cycles>
    <meta:editing-duration>PT4344S</meta:editing-duration>
  </office:meta>
</office:document-meta>
</file>